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Pictures/200000420000066C00000163E06A1F7B.svm"/>
  <manifest:file-entry manifest:media-type="" manifest:full-path="Pictures/2000010A000018D7000004067275C277.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Lohit Devanagari1" svg:font-family="'Lohit Devanagari'"/>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Bibliography_20_1">
      <style:paragraph-properties>
        <style:tab-stops>
          <style:tab-stop style:position="0in"/>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font-size="15pt" style:font-size-asian="15pt" style:font-size-complex="15pt"/>
    </style:style>
    <style:style style:name="P6" style:family="paragraph" style:parent-style-name="Standard">
      <style:paragraph-properties fo:text-align="center" style:justify-single-word="false"/>
      <style:text-properties fo:font-size="15pt" style:font-size-asian="15pt" style:font-size-complex="15pt"/>
    </style:style>
    <style:style style:name="P7" style:family="paragraph" style:parent-style-name="Standard">
      <style:paragraph-properties fo:text-align="justify" style:justify-single-word="false"/>
      <style:text-properties fo:font-size="15pt" fo:font-style="normal" style:font-size-asian="15pt" style:font-style-asian="normal" style:font-size-complex="15pt" style:font-style-complex="normal"/>
    </style:style>
    <style:style style:name="P8" style:family="paragraph" style:parent-style-name="Standard">
      <style:paragraph-properties fo:text-align="justify" style:justify-single-word="false"/>
    </style:style>
    <style:style style:name="P9" style:family="paragraph" style:parent-style-name="Standard">
      <style:paragraph-properties fo:text-align="center" style:justify-single-word="false" style:vertical-align="middle"/>
    </style:style>
    <style:style style:name="T1" style:family="text">
      <style:text-properties fo:font-size="15pt" style:font-size-asian="15pt" style:font-size-complex="15pt"/>
    </style:style>
    <style:style style:name="T2" style:family="text">
      <style:text-properties fo:font-size="15pt" style:font-name-asian="Liberation Serif1" style:font-size-asian="15pt" style:font-name-complex="Liberation Serif1" style:font-size-complex="15pt"/>
    </style:style>
    <style:style style:name="T3" style:family="text">
      <style:text-properties fo:font-size="15pt" fo:font-style="italic" style:font-size-asian="15pt" style:font-style-asian="italic" style:font-size-complex="15pt" style:font-style-complex="italic"/>
    </style:style>
    <style:style style:name="T4" style:family="text">
      <style:text-properties fo:font-size="15pt" fo:font-style="italic" style:font-name-asian="Liberation Serif1" style:font-size-asian="15pt" style:font-style-asian="italic" style:font-name-complex="Liberation Serif1" style:font-size-complex="15pt" style:font-style-complex="italic"/>
    </style:style>
    <style:style style:name="T5" style:family="text">
      <style:text-properties fo:font-size="15pt" fo:font-style="normal" style:font-size-asian="15pt" style:font-style-asian="normal" style:font-size-complex="15pt" style:font-style-complex="normal"/>
    </style:style>
    <style:style style:name="T6" style:family="text">
      <style:text-properties style:text-position="sub 58%" fo:font-size="15pt" fo:font-style="italic" style:font-size-asian="15pt" style:font-style-asian="italic" style:font-size-complex="15pt" style:font-style-complex="italic"/>
    </style:style>
    <style:style style:name="fr1" style:family="graphic" style:parent-style-name="Graphics">
      <style:graphic-properties fo:margin-top="0in" fo:margin-bottom="0in" style:vertical-pos="from-top" style:horizontal-pos="center" style:horizontal-rel="paragraph" style:mirror="none" fo:clip="rect(-0.0083in, -0.0083in, -0.0083in, -0.0083in)" draw:luminance="0%" draw:contrast="0%" draw:red="0%" draw:green="0%" draw:blue="0%" draw:gamma="100%" draw:color-inversion="false" draw:image-opacity="100%" draw:color-mode="standard" TexMathsArgs="12§inline§k P(x \geq 2)."/>
    </style:style>
    <style:style style:name="fr2" style:family="graphic" style:parent-style-name="Graphics">
      <style:graphic-properties fo:margin-top="0in" fo:margin-bottom="0in" style:vertical-pos="from-top" style:horizontal-pos="center" style:horizontal-rel="paragraph" style:mirror="none" fo:clip="rect(-0.0244in, -0.0244in, -0.0244in, -0.0244in)" draw:luminance="0%" draw:contrast="0%" draw:red="0%" draw:green="0%" draw:blue="0%" draw:gamma="100%" draw:color-inversion="false" draw:image-opacity="100%" draw:color-mode="standard" TexMathsArgs="12§display§P(x \geq 2) = \sum^{B}_{i = 2}{B \choose i}\left(\frac{1}{k}\right)^{i}\left(1-\frac{1}{k}\right)^{B-i}."/>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Finding</text:span><text:span text:style-name="T2"> Higher Order </text:span><text:span text:style-name="T1">Combinations</text:span><text:span text:style-name="T2"> </text:span><text:span text:style-name="T1">of</text:span><text:span text:style-name="T2"> </text:span><text:span text:style-name="T1">SNPs</text:span><text:span text:style-name="T2"> </text:span><text:span text:style-name="T1">that</text:span><text:span text:style-name="T2"> </text:span><text:span text:style-name="T1">are</text:span><text:span text:style-name="T2"> </text:span><text:span text:style-name="T1">Associated</text:span><text:span text:style-name="T2"> </text:span><text:span text:style-name="T1">with</text:span><text:span text:style-name="T2"> </text:span><text:span text:style-name="T1">Complex</text:span><text:span text:style-name="T2"> </text:span><text:span text:style-name="T1">Diseases</text:span></text:p>
      <text:p text:style-name="P5"/>
      <text:p text:style-name="P5">Abstract</text:p>
      <text:p text:style-name="P5"/>
      <text:p text:style-name="P5">Introduction</text:p>
      <text:p text:style-name="P5"/>
      <text:p text:style-name="P5"/>
      <text:p text:style-name="P5"/>
      <text:p text:style-name="P5"/>
      <text:p text:style-name="P5">Methods</text:p>
      <text:p text:style-name="P5"/>
      <text:p text:style-name="P5"><text:tab/>Here I propose a new approach to finding higher order combinations of SNPs that are associated with complex traits. It rests on the basic idea that subgroups case individuals may have subgroups of SNPS. </text:p>
      <text:p text:style-name="P5"/>
      <text:p text:style-name="P4"><text:span text:style-name="T1"><text:tab/>Suppose</text:span><text:span text:style-name="T2"> </text:span><text:span text:style-name="T1">we</text:span><text:span text:style-name="T2"> </text:span><text:span text:style-name="T1">have</text:span><text:span text:style-name="T2"> </text:span><text:span text:style-name="T1">a</text:span><text:span text:style-name="T2"> </text:span><text:span text:style-name="T1">group</text:span><text:span text:style-name="T2"> </text:span><text:span text:style-name="T1">of</text:span><text:span text:style-name="T2"> </text:span><text:span text:style-name="T3">n</text:span><text:span text:style-name="T2"> </text:span><text:span text:style-name="T1">affected</text:span><text:span text:style-name="T2"> </text:span><text:span text:style-name="T1">individuals,</text:span><text:span text:style-name="T2"> </text:span><text:span text:style-name="T3">n</text:span><text:span text:style-name="T2"> </text:span><text:span text:style-name="T1">control</text:span><text:span text:style-name="T2"> </text:span><text:span text:style-name="T1">individuals,</text:span><text:span text:style-name="T2"> </text:span><text:span text:style-name="T1">and</text:span><text:span text:style-name="T2"> </text:span><text:span text:style-name="T3">m</text:span><text:span text:style-name="T2"> </text:span><text:span text:style-name="T1">SNPs.</text:span><text:span text:style-name="T2"> </text:span><text:span text:style-name="T1">We</text:span><text:span text:style-name="T2"> </text:span><text:span text:style-name="T1">can</text:span><text:span text:style-name="T2"> </text:span><text:span text:style-name="T1">construct</text:span><text:span text:style-name="T2"> </text:span><text:span text:style-name="T1">an</text:span><text:span text:style-name="T2"> </text:span><text:span text:style-name="T4">m </text:span><text:span text:style-name="T3">X</text:span><text:span text:style-name="T4"> n</text:span><text:span text:style-name="T2"> </text:span><text:span text:style-name="T1">binary</text:span><text:span text:style-name="T2"> </text:span><text:span text:style-name="T1">matrix</text:span><text:span text:style-name="T2"> </text:span><text:span text:style-name="T3">M</text:span><text:span text:style-name="T1">,</text:span><text:span text:style-name="T2"> </text:span><text:span text:style-name="T1">where</text:span><text:span text:style-name="T2"> </text:span><text:span text:style-name="T1">rows</text:span><text:span text:style-name="T2"> </text:span><text:span text:style-name="T1">correspond</text:span><text:span text:style-name="T2"> to SNPs and columns correspond to affected individuals. E</text:span><text:span text:style-name="T1">ach</text:span><text:span text:style-name="T2"> </text:span><text:span text:style-name="T1">cell</text:span><text:span text:style-name="T2"> </text:span><text:span text:style-name="T3">m[i,j]</text:span><text:span text:style-name="T2"> </text:span><text:span text:style-name="T1">is</text:span><text:span text:style-name="T2"> </text:span><text:span text:style-name="T1">set</text:span><text:span text:style-name="T2"> </text:span><text:span text:style-name="T1">to</text:span><text:span text:style-name="T2"> </text:span><text:span text:style-name="T3">1</text:span><text:span text:style-name="T2"> </text:span><text:span text:style-name="T1">if</text:span><text:span text:style-name="T2"> </text:span><text:span text:style-name="T1">individual</text:span><text:span text:style-name="T2"> </text:span><text:span text:style-name="T3">j</text:span><text:span text:style-name="T2"> </text:span><text:span text:style-name="T1">has</text:span><text:span text:style-name="T2"> </text:span><text:span text:style-name="T1">SNP</text:span><text:span text:style-name="T2"> </text:span><text:span text:style-name="T3">i</text:span><text:span text:style-name="T2"> </text:span><text:span text:style-name="T1">and</text:span><text:span text:style-name="T2"> </text:span><text:span text:style-name="T1">0,</text:span><text:span text:style-name="T2"> </text:span><text:span text:style-name="T1">otherwise.</text:span><text:span text:style-name="T2"> </text:span><text:span text:style-name="T1">For</text:span><text:span text:style-name="T2"> </text:span><text:span text:style-name="T1">the</text:span><text:span text:style-name="T2"> </text:span><text:span text:style-name="T1">sake</text:span><text:span text:style-name="T2"> </text:span><text:span text:style-name="T1">of</text:span><text:span text:style-name="T2"> </text:span><text:span text:style-name="T1">simplicity</text:span><text:span text:style-name="T2"> </text:span><text:span text:style-name="T1">we</text:span><text:span text:style-name="T2"> </text:span><text:span text:style-name="T1">will</text:span><text:span text:style-name="T2"> </text:span><text:span text:style-name="T1">treat</text:span><text:span text:style-name="T2"> </text:span><text:span text:style-name="T1">heterozygous</text:span><text:span text:style-name="T2"> </text:span><text:span text:style-name="T1">SNPs</text:span><text:span text:style-name="T2"> </text:span><text:span text:style-name="T1">as</text:span><text:span text:style-name="T2"> </text:span><text:span text:style-name="T1">homozygous</text:span><text:span text:style-name="T2"> </text:span><text:span text:style-name="T1">(i.e.</text:span><text:span text:style-name="T2"> </text:span><text:span text:style-name="T1">we</text:span><text:span text:style-name="T2"> </text:span><text:span text:style-name="T1">will</text:span><text:span text:style-name="T2"> </text:span><text:span text:style-name="T1">say</text:span><text:span text:style-name="T2"> </text:span><text:span text:style-name="T1">that</text:span><text:span text:style-name="T2"> </text:span><text:span text:style-name="T1">an</text:span><text:span text:style-name="T2"> </text:span><text:span text:style-name="T1">individual</text:span><text:span text:style-name="T2"> </text:span><text:span text:style-name="T1">has</text:span><text:span text:style-name="T2"> </text:span><text:span text:style-name="T1">a</text:span><text:span text:style-name="T2"> </text:span><text:span text:style-name="T1">particular</text:span><text:span text:style-name="T2"> </text:span><text:span text:style-name="T1">SNP</text:span><text:span text:style-name="T2"> </text:span><text:span text:style-name="T1">if</text:span><text:span text:style-name="T2"> </text:span><text:span text:style-name="T1">that</text:span><text:span text:style-name="T2"> </text:span><text:span text:style-name="T1">SNP's</text:span><text:span text:style-name="T2"> </text:span><text:span text:style-name="T1">minor</text:span><text:span text:style-name="T2"> </text:span><text:span text:style-name="T1">allele</text:span><text:span text:style-name="T2"> </text:span><text:span text:style-name="T1">is</text:span><text:span text:style-name="T2"> </text:span><text:span text:style-name="T1">observed</text:span><text:span text:style-name="T2"> </text:span><text:span text:style-name="T1">on</text:span><text:span text:style-name="T2"> </text:span><text:span text:style-name="T1">at</text:span><text:span text:style-name="T2"> </text:span><text:span text:style-name="T1">least</text:span><text:span text:style-name="T2"> </text:span><text:span text:style-name="T1">one</text:span><text:span text:style-name="T2"> </text:span><text:span text:style-name="T1">of</text:span><text:span text:style-name="T2"> </text:span><text:span text:style-name="T1">his</text:span><text:span text:style-name="T2"> </text:span><text:span text:style-name="T1">or</text:span><text:span text:style-name="T2"> </text:span><text:span text:style-name="T1">her</text:span><text:span text:style-name="T2"> </text:span><text:span text:style-name="T1">chromosomes).</text:span><text:span text:style-name="T2"> In the first step of the analysis a </text:span><text:span text:style-name="T1">biclustering</text:span><text:span text:style-name="T2"> </text:span><text:span text:style-name="T1">procedure</text:span><text:span text:style-name="T2"> </text:span><text:span text:style-name="T1">is</text:span><text:span text:style-name="T2"> </text:span><text:span text:style-name="T1">applied</text:span><text:span text:style-name="T2"> </text:span><text:span text:style-name="T1">on</text:span><text:span text:style-name="T2"> </text:span><text:span text:style-name="T1">the</text:span><text:span text:style-name="T2"> </text:span><text:span text:style-name="T1">matrix</text:span><text:span text:style-name="T2"> </text:span><text:span text:style-name="T3">M</text:span><text:span text:style-name="T1">.</text:span><text:span text:style-name="T2"> </text:span><text:span text:style-name="T1">Biclusters</text:span><text:span text:style-name="T2"> </text:span><text:span text:style-name="T1">are</text:span><text:span text:style-name="T2"> </text:span><text:span text:style-name="T1">defined</text:span><text:span text:style-name="T2"> </text:span><text:span text:style-name="T1">as</text:span><text:span text:style-name="T2"> sub</text:span><text:span text:style-name="T1">sets</text:span><text:span text:style-name="T2"> </text:span><text:span text:style-name="T1">of</text:span><text:span text:style-name="T2"> </text:span><text:span text:style-name="T1">rows</text:span><text:span text:style-name="T2"> </text:span><text:span text:style-name="T1">and</text:span><text:span text:style-name="T2"> </text:span><text:span text:style-name="T1">columns</text:span><text:span text:style-name="T2"> </text:span><text:span text:style-name="T1">that</text:span><text:span text:style-name="T2"> </text:span><text:span text:style-name="T1">after</text:span><text:span text:style-name="T2"> </text:span><text:span text:style-name="T1">proper</text:span><text:span text:style-name="T2"> </text:span><text:span text:style-name="T1">reordering</text:span><text:span text:style-name="T2"> </text:span><text:span text:style-name="T1">form</text:span><text:span text:style-name="T2"> </text:span><text:span text:style-name="T1">a</text:span><text:span text:style-name="T2"> </text:span><text:span text:style-name="T1">homogenous</text:span><text:span text:style-name="T2"> </text:span><text:span text:style-name="T1">submatrix</text:span><text:span text:style-name="T2"> </text:span><text:span text:style-name="T1">(i.e.</text:span><text:span text:style-name="T2"> </text:span><text:span text:style-name="T1">all</text:span><text:span text:style-name="T2"> </text:span><text:span text:style-name="T1">cells</text:span><text:span text:style-name="T2"> </text:span><text:span text:style-name="T1">in</text:span><text:span text:style-name="T2"> </text:span><text:span text:style-name="T1">the</text:span><text:span text:style-name="T2"> </text:span><text:span text:style-name="T1">block</text:span><text:span text:style-name="T2"> </text:span><text:span text:style-name="T1">are</text:span><text:span text:style-name="T2"> </text:span><text:span text:style-name="T1">equal</text:span><text:span text:style-name="T2"> </text:span><text:span text:style-name="T1">to</text:span><text:span text:style-name="T2"> </text:span><text:span text:style-name="T1">1).</text:span><text:span text:style-name="T2"> </text:span><text:span text:style-name="T1">Each</text:span><text:span text:style-name="T2"> </text:span><text:span text:style-name="T1">bicluster</text:span><text:span text:style-name="T2"> </text:span><text:span text:style-name="T1">represents</text:span><text:span text:style-name="T2"> </text:span><text:span text:style-name="T1">a</text:span><text:span text:style-name="T2"> </text:span><text:span text:style-name="T1">subgroup</text:span><text:span text:style-name="T2"> </text:span><text:span text:style-name="T1">of</text:span><text:span text:style-name="T2"> </text:span><text:span text:style-name="T1">affected</text:span><text:span text:style-name="T2"> </text:span><text:span text:style-name="T1">individuals</text:span><text:span text:style-name="T2"> </text:span><text:span text:style-name="T1">who</text:span><text:span text:style-name="T2"> </text:span><text:span text:style-name="T1">all</text:span><text:span text:style-name="T2"> </text:span><text:span text:style-name="T1">have</text:span><text:span text:style-name="T2"> </text:span><text:span text:style-name="T1">a</text:span><text:span text:style-name="T2"> </text:span><text:span text:style-name="T1">subset</text:span><text:span text:style-name="T2"> </text:span><text:span text:style-name="T1">of</text:span><text:span text:style-name="T2"> </text:span><text:span text:style-name="T1">SNPs.</text:span><text:span text:style-name="T2"> </text:span><text:span text:style-name="T1">To</text:span><text:span text:style-name="T2"> </text:span><text:span text:style-name="T1">assess</text:span><text:span text:style-name="T2"> </text:span><text:span text:style-name="T1">the</text:span><text:span text:style-name="T2"> </text:span><text:span text:style-name="T1">statistical</text:span><text:span text:style-name="T2"> </text:span><text:span text:style-name="T1">significance</text:span><text:span text:style-name="T2"> </text:span><text:span text:style-name="T1">of</text:span><text:span text:style-name="T2"> </text:span><text:span text:style-name="T1">a</text:span><text:span text:style-name="T2"> </text:span><text:span text:style-name="T1">bicluster</text:span><text:span text:style-name="T2"> the number of </text:span><text:span text:style-name="T1">cases</text:span><text:span text:style-name="T2"> </text:span><text:span text:style-name="T1">and</text:span><text:span text:style-name="T2"> the number of </text:span><text:span text:style-name="T1">controls,</text:span><text:span text:style-name="T2"> who </text:span><text:span text:style-name="T1">have</text:span><text:span text:style-name="T2"> </text:span><text:span text:style-name="T1">all</text:span><text:span text:style-name="T2"> </text:span><text:span text:style-name="T1">SNPs</text:span><text:span text:style-name="T2"> </text:span><text:span text:style-name="T1">in</text:span><text:span text:style-name="T2"> </text:span><text:span text:style-name="T1">the</text:span><text:span text:style-name="T2"> </text:span><text:span text:style-name="T1">bicluster,</text:span><text:span text:style-name="T2"> </text:span><text:span text:style-name="T1">are</text:span><text:span text:style-name="T2"> </text:span><text:span text:style-name="T1">counted.</text:span><text:span text:style-name="T2"> To test whether the difference between the two counts is significant </text:span><text:span text:style-name="T1">a</text:span><text:span text:style-name="T2"> </text:span><text:span text:style-name="T1">P-value</text:span><text:span text:style-name="T2"> is calculated </text:span><text:span text:style-name="T1">with</text:span><text:span text:style-name="T2"> the C</text:span><text:span text:style-name="T1">hi-squared</text:span><text:span text:style-name="T2"> </text:span><text:span text:style-name="T1">test.</text:span><text:span text:style-name="T2"> </text:span><text:span text:style-name="T1">Biclusters</text:span><text:span text:style-name="T2"> </text:span><text:span text:style-name="T1">that</text:span><text:span text:style-name="T2"> </text:span><text:span text:style-name="T1">pass</text:span><text:span text:style-name="T2"> </text:span><text:span text:style-name="T1">a</text:span><text:span text:style-name="T2"> </text:span><text:span text:style-name="T1">predefined</text:span><text:span text:style-name="T2"> </text:span><text:span text:style-name="T1">P-value</text:span><text:span text:style-name="T2"> </text:span><text:span text:style-name="T1">threshold,</text:span><text:span text:style-name="T2"> which </text:span><text:span text:style-name="T1">is</text:span><text:span text:style-name="T2"> </text:span><text:span text:style-name="T1">corrected</text:span><text:span text:style-name="T2"> </text:span><text:span text:style-name="T1">for</text:span><text:span text:style-name="T2"> </text:span><text:span text:style-name="T1">multiple</text:span><text:span text:style-name="T2"> </text:span><text:span text:style-name="T1">hypothesis</text:span><text:span text:style-name="T2"> </text:span><text:span text:style-name="T1">testing,</text:span><text:span text:style-name="T2"> </text:span><text:span text:style-name="T1">will</text:span><text:span text:style-name="T2"> </text:span><text:span text:style-name="T1">be</text:span><text:span text:style-name="T2"> </text:span><text:span text:style-name="T1">deemed</text:span><text:span text:style-name="T2"> </text:span><text:span text:style-name="T1">associated</text:span><text:span text:style-name="T2"> </text:span><text:span text:style-name="T1">with</text:span><text:span text:style-name="T2"> </text:span><text:span text:style-name="T1">the</text:span><text:span text:style-name="T2"> </text:span><text:span text:style-name="T1">disease.</text:span><text:span text:style-name="T2"> Additionally, the likelihood of observing a bicluster of that size given the minor allele frequencies of the SNPs in it, the total number of individuals and the total number of SNPs, is calculated</text:span><text:span text:style-name="T1">.</text:span></text:p>
      <text:p text:style-name="P4"><text:span text:style-name="T5"><text:tab/>For the sake of simplicity, let us assume that we want to find only one bicluster in the original matrix. The solution for multiple biclusters can be derived </text:span><text:soft-page-break/><text:span text:style-name="T5">easily by setting the values of all cells of previously found biclusters to 0 and running the algorithm again.</text:span></text:p>
      <text:p text:style-name="P4"><text:span text:style-name="T1"><text:tab/>For the purposes of this work, I will use the DeBi algorithm for biclustering </text:span><text:span text:style-name="T1"><text:bibliography-mark text:identifier="DeBi" text:bibliography-type="article" text:author="Akdes Serin, Martin Vingron" text:journal="Algorithms for Molecular Biology 2011, 6:18" text:title="DeBi: Discovering Differentially Expressed Biclusters using a Frequent Itemset Approach">[1]</text:bibliography-mark></text:span><text:span text:style-name="T1">. It has been developed originally for biclustering the expression patterns of upregulated or downregulated genes. The reason I chose to use it is that it was the only algorithm that could handle medium sized binary matrices in reasonable time without sacrificing accuracy. However, it had to be enhanced by a preprocessing procedure called iterative reinforcement. The orignal matrix </text:span><text:span text:style-name="T3">M</text:span><text:span text:style-name="T1"> is divided into </text:span><text:span text:style-name="T3">k</text:span><text:span text:style-name="T1"> submatrices of size </text:span><text:span text:style-name="T3">n X l</text:span><text:span text:style-name="T1">, where </text:span><text:span text:style-name="T3">l = m/k</text:span><text:span text:style-name="T1">. We will denote the </text:span><text:span text:style-name="T3">i</text:span><text:span text:style-name="T5">th submatrix by S</text:span><text:span text:style-name="T6">i</text:span><text:span text:style-name="T3">. </text:span><text:span text:style-name="T5">The size of the second dimension, </text:span><text:span text:style-name="T3">l</text:span><text:span text:style-name="T5">, should be chosen to be small enough so that <text:s text:c="2"/>it enables the processing of each </text:span><text:span text:style-name="T3">S</text:span><text:span text:style-name="T6">i</text:span><text:span text:style-name="T3"> </text:span><text:span text:style-name="T5">by a quadratic run time algorithm and large enough for the probability of each submatrix containing a detectable part of the original signal to remain high. We will discuss later how to find an optimal value for </text:span><text:span text:style-name="T3">k</text:span><text:span text:style-name="T5">. </text:span></text:p>
      <text:p text:style-name="P7"/>
      <text:p text:style-name="P4"><text:span text:style-name="T5"><text:tab/>The optimal value of </text:span><text:span text:style-name="T3">k </text:span><text:span text:style-name="T5">depends on the size of the biclusters we are aiming to find. More precisely, it depends on the minimum number of SNPs that belong to a bicluster. We will denote that number by </text:span><text:span text:style-name="T3">B</text:span><text:span text:style-name="T1">. Intuitively, if </text:span><text:span text:style-name="T3">B</text:span><text:span text:style-name="T1"> is large then large values of </text:span><text:span text:style-name="T3">k</text:span><text:span text:style-name="T1"> will work, and, conversely, if </text:span><text:span text:style-name="T3">B</text:span><text:span text:style-name="T1"> is small, the algorithm will need bigger chunks, corresponding to small values of </text:span><text:span text:style-name="T3">k</text:span><text:span text:style-name="T1">, to recover the signal. Obviously, if </text:span><text:span text:style-name="T3">B &gt; k</text:span><text:span text:style-name="T1"> then at least one chunk will contain more than two SNPs from a bicluster. In this case two full iterations over the original matrix will be enough to recover all SNPs from the bicluster. However, if </text:span><text:span text:style-name="T3">B</text:span><text:span text:style-name="T1"> is less or equal to </text:span><text:span text:style-name="T3">k, </text:span><text:span text:style-name="T1">the algorithm cannot guarantee that there will be at least one chunk with more than two SNPs. To alleviate that problem, we can sample random chunks from the original matrix until we are confident enough that at least one of them contains more than two SNPs from the bicluster. After that, the algorithm needs to perform one full iteration over the original matrix as already described to recover all SNPs from the bicluster.</text:span></text:p>
      <text:p text:style-name="P4"><text:span text:style-name="T1"/></text:p>
      <text:p text:style-name="P4"><text:span text:style-name="T1"><text:s/>he probability that a chunk contains more than two SNPs from the bicluster follows the Binomial distribution and is equal to</text:span></text:p>
      <text:p text:style-name="P4"><text:span text:style-name="T1"/></text:p>
      <text:p text:style-name="P9"><text:span text:style-name="T1"><draw:frame draw:style-name="fr2" draw:name="graphics1" text:anchor-type="as-char" svg:y="-0.3146in" svg:width="3.052in" svg:height="0.5346in" draw:z-index="1"><draw:image xlink:href="Pictures/2000010A000018D7000004067275C277.svm" xlink:type="simple" xlink:show="embed" xlink:actuate="onLoad"/></draw:frame></text:span><text:span text:style-name="T1"> </text:span></text:p>
      <text:p text:style-name="P5"><text:soft-page-break/></text:p>
      <text:p text:style-name="P5"><text:tab/>Therefore, the expected number of chunks that contain more than two SNPs from a bicluster is equal to </text:p>
      <text:p text:style-name="P6"><draw:frame draw:style-name="fr1" draw:name="graphics2" text:anchor-type="as-char" svg:y="-0.1374in" svg:width="0.7925in" svg:height="0.1839in" draw:z-index="0"><draw:image xlink:href="Pictures/200000420000066C00000163E06A1F7B.svm" xlink:type="simple" xlink:show="embed" xlink:actuate="onLoad"/></draw:frame></text:p>
      <text:p text:style-name="P5"><text:tab/></text:p>
      <text:p text:style-name="P5">Discussion</text:p>
      <text:p text:style-name="P5"/>
      <text:p text:style-name="P5">References</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Bibliography_20_Heading">Bibliography</text:p>
          </text:index-title>
          <text:p text:style-name="P2">1: Akdes Serin, Martin Vingron, DeBi: Discovering Differentially Expressed Biclusters using a Frequent Itemset Approach.Algorithms for Molecular Biology 2011, 6:18.<text:tab/></text:p>
        </text:index-body>
      </text:bibliography>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Lohit Devanagari1" svg:font-family="'Lohit Devanagari'"/>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Petko Fiziev, UID: 004013409</text:p>
      </style:header>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13T11:06:29</meta:creation-date>
    <dc:date>2012-07-14T03:32:03</dc:date>
    <meta:editing-duration>PT11H9M53S</meta:editing-duration>
    <meta:editing-cycles>26</meta:editing-cycles>
    <meta:generator>LibreOffice/3.4$Unix LibreOffice_project/340m1$Build-502</meta:generator>
    <meta:document-statistic meta:table-count="0" meta:image-count="2" meta:object-count="0" meta:page-count="3" meta:paragraph-count="20" meta:word-count="762" meta:character-count="4456" meta:non-whitespace-character-count="3694"/>
  </office:meta>
</office:document-meta>
</file>